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cm"/>
    </style:style>
    <style:style style:name="gr2" style:family="graphic" style:parent-style-name="standard">
      <style:graphic-properties svg:stroke-color="#000000" draw:fill="hatch" draw:fill-color="#ffffff" draw:fill-hatch-name="Black_20_45_20_Degrees" draw:textarea-horizontal-align="justify" draw:textarea-vertical-align="middle" draw:auto-grow-height="false" fo:min-height="1.25cm" fo:min-width="1cm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0066b3" draw:textarea-horizontal-align="justify" draw:textarea-vertical-align="middle" draw:auto-grow-height="false" fo:min-height="1.25cm" fo:min-width="1cm"/>
    </style:style>
    <style:style style:name="gr11" style:family="graphic" style:parent-style-name="standard">
      <style:graphic-properties svg:stroke-width="0.2cm" svg:stroke-color="#0066b3" draw:marker-start-width="0.5cm" draw:marker-end-width="0.5cm" draw:fill="none" draw:textarea-horizontal-align="justify" draw:textarea-vertical-align="middle" draw:auto-grow-height="false" fo:min-height="1.05cm" fo:min-width="0.8cm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1cm" svg:stroke-color="#0066b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000000" draw:fill-color="#ed1c24" draw:textarea-horizontal-align="justify" draw:textarea-vertical-align="middle" draw:auto-grow-height="false" fo:min-height="1.25cm" fo:min-width="1cm"/>
    </style:style>
    <style:style style:name="gr14" style:family="graphic" style:parent-style-name="standard">
      <style:graphic-properties svg:stroke-width="0.2cm" svg:stroke-color="#ed1c24" draw:marker-start-width="0.5cm" draw:marker-end-width="0.5cm" draw:fill="none" draw:textarea-horizontal-align="justify" draw:textarea-vertical-align="middle" draw:auto-grow-height="false" fo:min-height="1.05cm" fo:min-width="0.8cm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1cm" svg:stroke-color="#ed1c24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hatch" draw:fill-color="#ffffff" draw:fill-hatch-name="Black_20_45_20_Degrees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cm" svg:height="1.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5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9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8cm" svg:y="10.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2.625cm" svg:x2="25.5cm" svg:y2="2.625cm">
          <text:p text:style-name="P3">width</text:p>
          <text:p text:style-name="P3"/>
        </draw:line>
        <draw:line draw:style-name="gr3" draw:text-style-name="P3" draw:layer="layout" svg:x1="1.5cm" svg:y1="1.5cm" svg:x2="27cm" svg:y2="1.5cm">
          <text:p text:style-name="P3">ext_width</text:p>
          <text:p text:style-name="P3"/>
        </draw:line>
        <draw:line draw:style-name="gr3" draw:text-style-name="P3" draw:layer="layout" svg:x1="9cm" svg:y1="9.75cm" svg:x2="19.5cm" svg:y2="9.75cm">
          <text:p text:style-name="P3">local_ext_width</text:p>
          <text:p text:style-name="P3"/>
        </draw:line>
        <draw:custom-shape draw:style-name="gr1" draw:text-style-name="P1" draw:layer="layout" svg:width="1.5cm" svg:height="1.5cm" svg:x="4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6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2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1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2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4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5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4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6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9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2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4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625cm" svg:height="1.125cm" svg:x="22.775cm" svg:y="5.625cm">
          <draw:text-box>
            <text:p text:style-name="P3">RIGHT</text:p>
          </draw:text-box>
        </draw:frame>
        <draw:frame draw:style-name="gr5" draw:text-style-name="P4" draw:layer="layout" svg:width="4.875cm" svg:height="0.962cm" svg:x="22.125cm" svg:y="6.75cm">
          <draw:text-box>
            <text:p text:style-name="P3">HALO_RIGHT</text:p>
          </draw:text-box>
        </draw:frame>
        <draw:line draw:style-name="gr6" draw:text-style-name="P5" draw:layer="layout" svg:x1="24.75cm" svg:y1="5.625cm" svg:x2="24.75cm" svg:y2="4.5cm">
          <text:p/>
        </draw:line>
        <draw:line draw:style-name="gr6" draw:text-style-name="P5" draw:layer="layout" svg:x1="26.25cm" svg:y1="6.75cm" svg:x2="26.25cm" svg:y2="4.5cm">
          <text:p/>
        </draw:line>
        <draw:frame draw:style-name="gr7" draw:text-style-name="P4" draw:layer="layout" svg:width="5.25cm" svg:height="0.962cm" svg:x="12.75cm" svg:y="13.125cm">
          <draw:text-box>
            <text:p text:style-name="P3">LOCAL_RIGHT</text:p>
          </draw:text-box>
        </draw:frame>
        <draw:frame draw:style-name="gr5" draw:text-style-name="P4" draw:layer="layout" svg:width="7.125cm" svg:height="0.962cm" svg:x="12.375cm" svg:y="14.25cm">
          <draw:text-box>
            <text:p text:style-name="P3">LOCAL_HALO_RIGHT</text:p>
          </draw:text-box>
        </draw:frame>
        <draw:line draw:style-name="gr6" draw:text-style-name="P5" draw:layer="layout" svg:x1="17.25cm" svg:y1="13.125cm" svg:x2="17.25cm" svg:y2="12cm">
          <text:p/>
        </draw:line>
        <draw:line draw:style-name="gr6" draw:text-style-name="P5" draw:layer="layout" svg:x1="18.75cm" svg:y1="14.25cm" svg:x2="18.75cm" svg:y2="12cm">
          <text:p/>
        </draw:line>
        <draw:frame draw:style-name="gr8" draw:text-style-name="P6" draw:layer="layout" svg:width="4.134cm" svg:height="0.962cm" svg:x="1.491cm" svg:y="6.538cm">
          <draw:text-box>
            <text:p>HALO_LEFT</text:p>
          </draw:text-box>
        </draw:frame>
        <draw:line draw:style-name="gr6" draw:text-style-name="P5" draw:layer="layout" svg:x1="3.75cm" svg:y1="5.625cm" svg:x2="3.75cm" svg:y2="4.5cm">
          <text:p/>
        </draw:line>
        <draw:line draw:style-name="gr6" draw:text-style-name="P5" draw:layer="layout" svg:x1="2.25cm" svg:y1="6.75cm" svg:x2="2.25cm" svg:y2="4.5cm">
          <text:p/>
        </draw:line>
        <draw:frame draw:style-name="gr8" draw:text-style-name="P6" draw:layer="layout" svg:width="2.056cm" svg:height="0.962cm" svg:x="3.125cm" svg:y="5.625cm">
          <draw:text-box>
            <text:p>LEFT</text:p>
          </draw:text-box>
        </draw:frame>
        <draw:frame draw:style-name="gr8" draw:text-style-name="P6" draw:layer="layout" svg:width="6.564cm" svg:height="0.962cm" svg:x="9.186cm" svg:y="16.663cm">
          <draw:text-box>
            <text:p>LOCAL_HALO_LEFT</text:p>
          </draw:text-box>
        </draw:frame>
        <draw:line draw:style-name="gr6" draw:text-style-name="P5" draw:layer="layout" svg:x1="11.25cm" svg:y1="15.701cm" svg:x2="11.259cm" svg:y2="12cm">
          <text:p/>
        </draw:line>
        <draw:line draw:style-name="gr6" draw:text-style-name="P5" draw:layer="layout" svg:x1="9.75cm" svg:y1="16.663cm" svg:x2="9.759cm" svg:y2="12cm">
          <text:p/>
        </draw:line>
        <draw:frame draw:style-name="gr8" draw:text-style-name="P6" draw:layer="layout" svg:width="4.486cm" svg:height="0.962cm" svg:x="10.875cm" svg:y="15.701cm">
          <draw:text-box>
            <text:p>LOCAL_LEFT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1.5cm" svg:height="1.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5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9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8cm" svg:y="10.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2.625cm" svg:x2="25.5cm" svg:y2="2.625cm">
          <text:p text:style-name="P3">width</text:p>
          <text:p text:style-name="P3"/>
        </draw:line>
        <draw:line draw:style-name="gr3" draw:text-style-name="P3" draw:layer="layout" svg:x1="1.5cm" svg:y1="1.5cm" svg:x2="27cm" svg:y2="1.5cm">
          <text:p text:style-name="P3">ext_width</text:p>
          <text:p text:style-name="P3"/>
        </draw:line>
        <draw:line draw:style-name="gr3" draw:text-style-name="P3" draw:layer="layout" svg:x1="9cm" svg:y1="9.75cm" svg:x2="19.5cm" svg:y2="9.75cm">
          <text:p text:style-name="P3">local_ext_width</text:p>
          <text:p text:style-name="P3"/>
        </draw:line>
        <draw:custom-shape draw:style-name="gr1" draw:text-style-name="P1" xml:id="id1" draw:id="id1" draw:layer="layout" svg:width="1.5cm" svg:height="1.5cm" svg:x="4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6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2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5cm" svg:height="1.5cm" svg:x="21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2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5cm" svg:y="1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3" draw:id="id3" draw:layer="layout" svg:width="1.5cm" svg:height="1.5cm" svg:x="16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4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5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4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6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9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2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4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2" draw:id="id2" draw:layer="layout" svg:width="1.5cm" svg:height="1.5cm" svg:x="9cm" svg:y="10.5cm">
          <text:p/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curve" draw:line-skew="-0.356cm" svg:x1="5.25cm" svg:y1="10.5cm" svg:x2="9.75cm" svg:y2="10.5cm" draw:start-shape="id1" draw:start-glue-point="0" draw:end-shape="id2" draw:end-glue-point="0" svg:d="M5250 10500c0-1434 4500-1434 4500 0" svg:viewBox="0 0 4501 1076">
          <text:p/>
        </draw:connector>
        <draw:connector draw:style-name="gr12" draw:text-style-name="P5" draw:layer="layout" draw:type="curve" draw:line-skew="-0.374cm" svg:x1="17.25cm" svg:y1="10.5cm" svg:x2="21.75cm" svg:y2="10.5cm" draw:start-shape="id3" draw:start-glue-point="0" draw:end-shape="id4" svg:d="M17250 10500c0-1312 4500-1312 4500 0" svg:viewBox="0 0 4501 985">
          <text:p/>
        </draw:connector>
        <draw:frame draw:style-name="gr4" draw:text-style-name="P4" draw:layer="layout" svg:width="2.625cm" svg:height="1.125cm" svg:x="22.776cm" svg:y="5.625cm">
          <draw:text-box>
            <text:p text:style-name="P3">RIGHT</text:p>
          </draw:text-box>
        </draw:frame>
        <draw:frame draw:style-name="gr5" draw:text-style-name="P4" draw:layer="layout" svg:width="4.875cm" svg:height="0.962cm" svg:x="22.126cm" svg:y="6.75cm">
          <draw:text-box>
            <text:p text:style-name="P3">HALO_RIGHT</text:p>
          </draw:text-box>
        </draw:frame>
        <draw:line draw:style-name="gr6" draw:text-style-name="P5" draw:layer="layout" svg:x1="24.751cm" svg:y1="5.625cm" svg:x2="24.751cm" svg:y2="4.5cm">
          <text:p/>
        </draw:line>
        <draw:line draw:style-name="gr6" draw:text-style-name="P5" draw:layer="layout" svg:x1="26.251cm" svg:y1="6.75cm" svg:x2="26.251cm" svg:y2="4.5cm">
          <text:p/>
        </draw:line>
        <draw:frame draw:style-name="gr8" draw:text-style-name="P6" draw:layer="layout" svg:width="4.134cm" svg:height="0.962cm" svg:x="1.492cm" svg:y="6.538cm">
          <draw:text-box>
            <text:p>HALO_LEFT</text:p>
          </draw:text-box>
        </draw:frame>
        <draw:line draw:style-name="gr6" draw:text-style-name="P5" draw:layer="layout" svg:x1="3.751cm" svg:y1="5.625cm" svg:x2="3.751cm" svg:y2="4.5cm">
          <text:p/>
        </draw:line>
        <draw:line draw:style-name="gr6" draw:text-style-name="P5" draw:layer="layout" svg:x1="2.251cm" svg:y1="6.75cm" svg:x2="2.251cm" svg:y2="4.5cm">
          <text:p/>
        </draw:line>
        <draw:frame draw:style-name="gr8" draw:text-style-name="P6" draw:layer="layout" svg:width="2.056cm" svg:height="0.962cm" svg:x="3.126cm" svg:y="5.625cm">
          <draw:text-box>
            <text:p>LEFT</text:p>
          </draw:text-box>
        </draw:frame>
        <draw:frame draw:style-name="gr7" draw:text-style-name="P4" draw:layer="layout" svg:width="5.25cm" svg:height="0.962cm" svg:x="12.75cm" svg:y="13.126cm">
          <draw:text-box>
            <text:p text:style-name="P3">LOCAL_RIGHT</text:p>
          </draw:text-box>
        </draw:frame>
        <draw:frame draw:style-name="gr5" draw:text-style-name="P4" draw:layer="layout" svg:width="7.125cm" svg:height="0.962cm" svg:x="12.375cm" svg:y="14.251cm">
          <draw:text-box>
            <text:p text:style-name="P3">LOCAL_HALO_RIGHT</text:p>
          </draw:text-box>
        </draw:frame>
        <draw:line draw:style-name="gr6" draw:text-style-name="P5" draw:layer="layout" svg:x1="17.25cm" svg:y1="13.126cm" svg:x2="17.25cm" svg:y2="12.001cm">
          <text:p/>
        </draw:line>
        <draw:line draw:style-name="gr6" draw:text-style-name="P5" draw:layer="layout" svg:x1="18.75cm" svg:y1="14.251cm" svg:x2="18.75cm" svg:y2="12.001cm">
          <text:p/>
        </draw:line>
        <draw:frame draw:style-name="gr8" draw:text-style-name="P6" draw:layer="layout" svg:width="6.564cm" svg:height="0.962cm" svg:x="9.186cm" svg:y="16.664cm">
          <draw:text-box>
            <text:p>LOCAL_HALO_LEFT</text:p>
          </draw:text-box>
        </draw:frame>
        <draw:line draw:style-name="gr6" draw:text-style-name="P5" draw:layer="layout" svg:x1="11.25cm" svg:y1="15.702cm" svg:x2="11.259cm" svg:y2="12.001cm">
          <text:p/>
        </draw:line>
        <draw:line draw:style-name="gr6" draw:text-style-name="P5" draw:layer="layout" svg:x1="9.75cm" svg:y1="16.664cm" svg:x2="9.759cm" svg:y2="12.001cm">
          <text:p/>
        </draw:line>
        <draw:frame draw:style-name="gr8" draw:text-style-name="P6" draw:layer="layout" svg:width="4.486cm" svg:height="0.962cm" svg:x="10.875cm" svg:y="15.702cm">
          <draw:text-box>
            <text:p>LOCAL_LEFT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1" draw:layer="layout" svg:width="1.5cm" svg:height="1.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5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9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8cm" svg:y="10.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2.625cm" svg:x2="25.5cm" svg:y2="2.625cm">
          <text:p text:style-name="P3">width</text:p>
          <text:p text:style-name="P3"/>
        </draw:line>
        <draw:line draw:style-name="gr3" draw:text-style-name="P3" draw:layer="layout" svg:x1="1.5cm" svg:y1="1.5cm" svg:x2="27cm" svg:y2="1.5cm">
          <text:p text:style-name="P3">ext_width</text:p>
          <text:p text:style-name="P3"/>
        </draw:line>
        <draw:line draw:style-name="gr3" draw:text-style-name="P3" draw:layer="layout" svg:x1="9cm" svg:y1="9.75cm" svg:x2="19.5cm" svg:y2="9.75cm">
          <text:p text:style-name="P3">local_ext_width</text:p>
          <text:p text:style-name="P3"/>
        </draw:line>
        <draw:custom-shape draw:style-name="gr1" draw:text-style-name="P1" draw:layer="layout" svg:width="1.5cm" svg:height="1.5cm" svg:x="4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5cm" svg:height="1.5cm" svg:x="6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5cm" svg:height="1.5cm" svg:x="22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1cm" svg:y="1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5" draw:id="id5" draw:layer="layout" svg:width="1.5cm" svg:height="1.5cm" svg:x="10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2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4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5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4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6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9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2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4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8" draw:id="id8" draw:layer="layout" svg:width="1.5cm" svg:height="1.5cm" svg:x="18cm" svg:y="10.5cm">
          <text:p/>
          <draw:enhanced-geometry svg:viewBox="0 0 21600 21600" draw:type="rectangle" draw:enhanced-path="M 0 0 L 21600 0 21600 21600 0 21600 0 0 Z N"/>
        </draw:custom-shape>
        <draw:connector draw:style-name="gr15" draw:text-style-name="P5" draw:layer="layout" draw:type="curve" draw:line-skew="-0.374cm" svg:x1="11.25cm" svg:y1="10.5cm" svg:x2="6.75cm" svg:y2="10.5cm" draw:start-shape="id5" draw:start-glue-point="0" draw:end-shape="id6" draw:end-glue-point="0" svg:d="M11250 10500c0-1312-4500-1312-4500 0" svg:viewBox="0 0 4501 985">
          <text:p/>
        </draw:connector>
        <draw:connector draw:style-name="gr15" draw:text-style-name="P5" draw:layer="layout" draw:type="curve" draw:line-skew="-0.225cm" svg:x1="23.25cm" svg:y1="10.5cm" svg:x2="18.75cm" svg:y2="10.5cm" draw:start-shape="id7" draw:start-glue-point="0" draw:end-shape="id8" draw:end-glue-point="0" svg:d="M23250 10500c0-1237-4500-1237-4500 0" svg:viewBox="0 0 4501 929">
          <text:p/>
        </draw:connector>
        <draw:frame draw:style-name="gr7" draw:text-style-name="P4" draw:layer="layout" svg:width="5.25cm" svg:height="0.962cm" svg:x="12.75cm" svg:y="13.127cm">
          <draw:text-box>
            <text:p text:style-name="P3">LOCAL_RIGHT</text:p>
          </draw:text-box>
        </draw:frame>
        <draw:frame draw:style-name="gr5" draw:text-style-name="P4" draw:layer="layout" svg:width="7.125cm" svg:height="0.962cm" svg:x="12.375cm" svg:y="14.252cm">
          <draw:text-box>
            <text:p text:style-name="P3">LOCAL_HALO_RIGHT</text:p>
          </draw:text-box>
        </draw:frame>
        <draw:line draw:style-name="gr6" draw:text-style-name="P5" draw:layer="layout" svg:x1="17.25cm" svg:y1="13.127cm" svg:x2="17.25cm" svg:y2="12.002cm">
          <text:p/>
        </draw:line>
        <draw:line draw:style-name="gr6" draw:text-style-name="P5" draw:layer="layout" svg:x1="18.75cm" svg:y1="14.252cm" svg:x2="18.75cm" svg:y2="12.002cm">
          <text:p/>
        </draw:line>
        <draw:frame draw:style-name="gr8" draw:text-style-name="P6" draw:layer="layout" svg:width="6.564cm" svg:height="0.962cm" svg:x="9.186cm" svg:y="16.665cm">
          <draw:text-box>
            <text:p>LOCAL_HALO_LEFT</text:p>
          </draw:text-box>
        </draw:frame>
        <draw:line draw:style-name="gr6" draw:text-style-name="P5" draw:layer="layout" svg:x1="11.25cm" svg:y1="15.703cm" svg:x2="11.259cm" svg:y2="12.002cm">
          <text:p/>
        </draw:line>
        <draw:line draw:style-name="gr6" draw:text-style-name="P5" draw:layer="layout" svg:x1="9.75cm" svg:y1="16.665cm" svg:x2="9.759cm" svg:y2="12.002cm">
          <text:p/>
        </draw:line>
        <draw:frame draw:style-name="gr8" draw:text-style-name="P6" draw:layer="layout" svg:width="4.486cm" svg:height="0.962cm" svg:x="10.875cm" svg:y="15.703cm">
          <draw:text-box>
            <text:p>LOCAL_LEFT</text:p>
          </draw:text-box>
        </draw:frame>
        <draw:frame draw:style-name="gr4" draw:text-style-name="P4" draw:layer="layout" svg:width="2.625cm" svg:height="1.125cm" svg:x="22.777cm" svg:y="5.625cm">
          <draw:text-box>
            <text:p text:style-name="P3">RIGHT</text:p>
          </draw:text-box>
        </draw:frame>
        <draw:frame draw:style-name="gr5" draw:text-style-name="P4" draw:layer="layout" svg:width="4.875cm" svg:height="0.962cm" svg:x="22.127cm" svg:y="6.75cm">
          <draw:text-box>
            <text:p text:style-name="P3">HALO_RIGHT</text:p>
          </draw:text-box>
        </draw:frame>
        <draw:line draw:style-name="gr6" draw:text-style-name="P5" draw:layer="layout" svg:x1="24.752cm" svg:y1="5.625cm" svg:x2="24.752cm" svg:y2="4.5cm">
          <text:p/>
        </draw:line>
        <draw:line draw:style-name="gr6" draw:text-style-name="P5" draw:layer="layout" svg:x1="26.252cm" svg:y1="6.75cm" svg:x2="26.252cm" svg:y2="4.5cm">
          <text:p/>
        </draw:line>
        <draw:frame draw:style-name="gr8" draw:text-style-name="P6" draw:layer="layout" svg:width="4.134cm" svg:height="0.962cm" svg:x="1.493cm" svg:y="6.538cm">
          <draw:text-box>
            <text:p>HALO_LEFT</text:p>
          </draw:text-box>
        </draw:frame>
        <draw:line draw:style-name="gr6" draw:text-style-name="P5" draw:layer="layout" svg:x1="3.752cm" svg:y1="5.625cm" svg:x2="3.752cm" svg:y2="4.5cm">
          <text:p/>
        </draw:line>
        <draw:line draw:style-name="gr6" draw:text-style-name="P5" draw:layer="layout" svg:x1="2.252cm" svg:y1="6.75cm" svg:x2="2.252cm" svg:y2="4.5cm">
          <text:p/>
        </draw:line>
        <draw:frame draw:style-name="gr8" draw:text-style-name="P6" draw:layer="layout" svg:width="2.056cm" svg:height="0.962cm" svg:x="3.127cm" svg:y="5.625cm">
          <draw:text-box>
            <text:p>LEFT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custom-shape draw:style-name="gr1" draw:text-style-name="P1" draw:layer="layout" svg:width="1.5cm" svg:height="1.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5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9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8cm" svg:y="10.5cm">
          <text:p/>
          <draw:enhanced-geometry svg:viewBox="0 0 21600 21600" draw:type="rectangle" draw:enhanced-path="M 0 0 L 21600 0 21600 21600 0 21600 0 0 Z N"/>
        </draw:custom-shape>
        <draw:line draw:style-name="gr3" draw:text-style-name="P10" draw:layer="layout" svg:x1="3cm" svg:y1="2.625cm" svg:x2="25.5cm" svg:y2="2.625cm">
          <text:p text:style-name="P10">width</text:p>
          <text:p text:style-name="P10"/>
        </draw:line>
        <draw:line draw:style-name="gr3" draw:text-style-name="P10" draw:layer="layout" svg:x1="1.5cm" svg:y1="1.5cm" svg:x2="27cm" svg:y2="1.5cm">
          <text:p text:style-name="P10">ext_width</text:p>
          <text:p text:style-name="P10"/>
        </draw:line>
        <draw:line draw:style-name="gr3" draw:text-style-name="P10" draw:layer="layout" svg:x1="9cm" svg:y1="9.75cm" svg:x2="19.5cm" svg:y2="9.75cm">
          <text:p text:style-name="P10">local_ext_width</text:p>
          <text:p text:style-name="P10"/>
        </draw:line>
        <draw:custom-shape draw:style-name="gr1" draw:text-style-name="P1" draw:layer="layout" svg:width="1.5cm" svg:height="1.5cm" svg:x="4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6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2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1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2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4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5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4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6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9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2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4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5cm" svg:height="0.962cm" svg:x="1.5cm" svg:y="4.5cm">
          <draw:text-box>
            <text:p text:style-name="P10">0</text:p>
          </draw:text-box>
        </draw:frame>
        <draw:frame draw:style-name="gr7" draw:text-style-name="P11" draw:layer="layout" svg:width="1.5cm" svg:height="0.962cm" svg:x="3cm" svg:y="4.5cm">
          <draw:text-box>
            <text:p text:style-name="P10">1</text:p>
          </draw:text-box>
        </draw:frame>
        <draw:frame draw:style-name="gr4" draw:text-style-name="P11" draw:layer="layout" svg:width="3.75cm" svg:height="1.125cm" svg:x="21.75cm" svg:y="5.625cm">
          <draw:text-box>
            <text:p text:style-name="P10">ext_width-2</text:p>
          </draw:text-box>
        </draw:frame>
        <draw:frame draw:style-name="gr4" draw:text-style-name="P11" draw:layer="layout" svg:width="3.75cm" svg:height="1.125cm" svg:x="23.25cm" svg:y="6.75cm">
          <draw:text-box>
            <text:p text:style-name="P10">ext_width-1</text:p>
          </draw:text-box>
        </draw:frame>
        <draw:line draw:style-name="gr6" draw:text-style-name="P5" draw:layer="layout" svg:x1="24.75cm" svg:y1="5.625cm" svg:x2="24.75cm" svg:y2="4.5cm">
          <text:p/>
        </draw:line>
        <draw:line draw:style-name="gr6" draw:text-style-name="P5" draw:layer="layout" svg:x1="26.25cm" svg:y1="6.75cm" svg:x2="26.25cm" svg:y2="4.5cm">
          <text:p/>
        </draw:line>
        <draw:frame draw:style-name="gr7" draw:text-style-name="P11" draw:layer="layout" svg:width="1.5cm" svg:height="0.962cm" svg:x="9cm" svg:y="12cm">
          <draw:text-box>
            <text:p text:style-name="P10">0</text:p>
          </draw:text-box>
        </draw:frame>
        <draw:frame draw:style-name="gr7" draw:text-style-name="P11" draw:layer="layout" svg:width="1.5cm" svg:height="0.962cm" svg:x="10.5cm" svg:y="12cm">
          <draw:text-box>
            <text:p text:style-name="P10">1</text:p>
          </draw:text-box>
        </draw:frame>
        <draw:frame draw:style-name="gr7" draw:text-style-name="P11" draw:layer="layout" svg:width="1.5cm" svg:height="0.962cm" svg:x="21cm" svg:y="12cm">
          <draw:text-box>
            <text:p text:style-name="P10">0</text:p>
          </draw:text-box>
        </draw:frame>
        <draw:frame draw:style-name="gr7" draw:text-style-name="P11" draw:layer="layout" svg:width="1.5cm" svg:height="0.962cm" svg:x="22.5cm" svg:y="12cm">
          <draw:text-box>
            <text:p text:style-name="P10">1</text:p>
          </draw:text-box>
        </draw:frame>
        <draw:frame draw:style-name="gr7" draw:text-style-name="P11" draw:layer="layout" svg:width="6cm" svg:height="0.962cm" svg:x="0cm" svg:y="13.125cm">
          <draw:text-box>
            <text:p text:style-name="P10">local_ext_width-2</text:p>
          </draw:text-box>
        </draw:frame>
        <draw:frame draw:style-name="gr7" draw:text-style-name="P11" draw:layer="layout" svg:width="5.625cm" svg:height="0.962cm" svg:x="1.875cm" svg:y="14.25cm">
          <draw:text-box>
            <text:p text:style-name="P10">local_ext_width-1</text:p>
          </draw:text-box>
        </draw:frame>
        <draw:line draw:style-name="gr6" draw:text-style-name="P5" draw:layer="layout" svg:x1="5.25cm" svg:y1="13.125cm" svg:x2="5.25cm" svg:y2="12cm">
          <text:p/>
        </draw:line>
        <draw:line draw:style-name="gr6" draw:text-style-name="P5" draw:layer="layout" svg:x1="6.75cm" svg:y1="14.25cm" svg:x2="6.75cm" svg:y2="12cm">
          <text:p/>
        </draw:line>
        <draw:frame draw:style-name="gr7" draw:text-style-name="P11" draw:layer="layout" svg:width="6cm" svg:height="0.962cm" svg:x="12cm" svg:y="13.125cm">
          <draw:text-box>
            <text:p text:style-name="P10">local_ext_width-2</text:p>
          </draw:text-box>
        </draw:frame>
        <draw:frame draw:style-name="gr7" draw:text-style-name="P11" draw:layer="layout" svg:width="5.625cm" svg:height="0.962cm" svg:x="13.875cm" svg:y="14.25cm">
          <draw:text-box>
            <text:p text:style-name="P10">local_ext_width-1</text:p>
          </draw:text-box>
        </draw:frame>
        <draw:line draw:style-name="gr6" draw:text-style-name="P5" draw:layer="layout" svg:x1="17.25cm" svg:y1="13.125cm" svg:x2="17.25cm" svg:y2="12cm">
          <text:p/>
        </draw:line>
        <draw:line draw:style-name="gr6" draw:text-style-name="P5" draw:layer="layout" svg:x1="18.75cm" svg:y1="14.25cm" svg:x2="18.75cm" svg:y2="12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1" draw:text-style-name="P1" draw:layer="layout" svg:width="1.5cm" svg:height="1.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5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9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8cm" svg:y="10.5cm">
          <text:p/>
          <draw:enhanced-geometry svg:viewBox="0 0 21600 21600" draw:type="rectangle" draw:enhanced-path="M 0 0 L 21600 0 21600 21600 0 21600 0 0 Z N"/>
        </draw:custom-shape>
        <draw:line draw:style-name="gr3" draw:text-style-name="P10" draw:layer="layout" svg:x1="3cm" svg:y1="2.625cm" svg:x2="25.5cm" svg:y2="2.625cm">
          <text:p text:style-name="P10">width</text:p>
          <text:p text:style-name="P10"/>
        </draw:line>
        <draw:line draw:style-name="gr3" draw:text-style-name="P10" draw:layer="layout" svg:x1="1.5cm" svg:y1="1.5cm" svg:x2="27cm" svg:y2="1.5cm">
          <text:p text:style-name="P10">ext_width</text:p>
          <text:p text:style-name="P10"/>
        </draw:line>
        <draw:line draw:style-name="gr3" draw:text-style-name="P10" draw:layer="layout" svg:x1="9cm" svg:y1="9.75cm" svg:x2="19.5cm" svg:y2="9.75cm">
          <text:p text:style-name="P10">local_ext_width</text:p>
          <text:p text:style-name="P10"/>
        </draw:line>
        <draw:custom-shape draw:style-name="gr1" draw:text-style-name="P1" xml:id="id9" draw:id="id9" draw:layer="layout" svg:width="1.5cm" svg:height="1.5cm" svg:x="4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6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2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5cm" svg:height="1.5cm" svg:x="21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2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5cm" svg:y="1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1" draw:id="id11" draw:layer="layout" svg:width="1.5cm" svg:height="1.5cm" svg:x="16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4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5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4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6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9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2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4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.5cm" svg:height="0.962cm" svg:x="1.5cm" svg:y="4.5cm">
          <draw:text-box>
            <text:p text:style-name="P10">0</text:p>
          </draw:text-box>
        </draw:frame>
        <draw:frame draw:style-name="gr7" draw:text-style-name="P11" draw:layer="layout" svg:width="1.5cm" svg:height="0.962cm" svg:x="3cm" svg:y="4.5cm">
          <draw:text-box>
            <text:p text:style-name="P10">1</text:p>
          </draw:text-box>
        </draw:frame>
        <draw:frame draw:style-name="gr4" draw:text-style-name="P11" draw:layer="layout" svg:width="3.75cm" svg:height="1.125cm" svg:x="21.75cm" svg:y="5.625cm">
          <draw:text-box>
            <text:p text:style-name="P10">ext_width-2</text:p>
          </draw:text-box>
        </draw:frame>
        <draw:frame draw:style-name="gr4" draw:text-style-name="P11" draw:layer="layout" svg:width="3.75cm" svg:height="1.125cm" svg:x="23.25cm" svg:y="6.75cm">
          <draw:text-box>
            <text:p text:style-name="P10">ext_width-1</text:p>
          </draw:text-box>
        </draw:frame>
        <draw:line draw:style-name="gr6" draw:text-style-name="P5" draw:layer="layout" svg:x1="24.75cm" svg:y1="5.625cm" svg:x2="24.75cm" svg:y2="4.5cm">
          <text:p/>
        </draw:line>
        <draw:line draw:style-name="gr6" draw:text-style-name="P5" draw:layer="layout" svg:x1="26.25cm" svg:y1="6.75cm" svg:x2="26.25cm" svg:y2="4.5cm">
          <text:p/>
        </draw:line>
        <draw:frame draw:style-name="gr7" draw:text-style-name="P11" draw:layer="layout" svg:width="1.5cm" svg:height="0.962cm" svg:x="9cm" svg:y="12cm">
          <draw:text-box>
            <text:p text:style-name="P10">0</text:p>
          </draw:text-box>
        </draw:frame>
        <draw:frame draw:style-name="gr7" draw:text-style-name="P11" draw:layer="layout" svg:width="1.5cm" svg:height="0.962cm" svg:x="10.5cm" svg:y="12cm">
          <draw:text-box>
            <text:p text:style-name="P10">1</text:p>
          </draw:text-box>
        </draw:frame>
        <draw:frame draw:style-name="gr7" draw:text-style-name="P11" draw:layer="layout" svg:width="1.5cm" svg:height="0.962cm" svg:x="21cm" svg:y="12cm">
          <draw:text-box>
            <text:p text:style-name="P10">0</text:p>
          </draw:text-box>
        </draw:frame>
        <draw:frame draw:style-name="gr7" draw:text-style-name="P11" draw:layer="layout" svg:width="1.5cm" svg:height="0.962cm" svg:x="22.5cm" svg:y="12cm">
          <draw:text-box>
            <text:p text:style-name="P10">1</text:p>
          </draw:text-box>
        </draw:frame>
        <draw:frame draw:style-name="gr7" draw:text-style-name="P11" draw:layer="layout" svg:width="6cm" svg:height="0.962cm" svg:x="0cm" svg:y="13.125cm">
          <draw:text-box>
            <text:p text:style-name="P10">local_ext_width-2</text:p>
          </draw:text-box>
        </draw:frame>
        <draw:frame draw:style-name="gr7" draw:text-style-name="P11" draw:layer="layout" svg:width="5.625cm" svg:height="0.962cm" svg:x="1.875cm" svg:y="14.25cm">
          <draw:text-box>
            <text:p text:style-name="P10">local_ext_width-1</text:p>
          </draw:text-box>
        </draw:frame>
        <draw:line draw:style-name="gr6" draw:text-style-name="P5" draw:layer="layout" svg:x1="5.25cm" svg:y1="13.125cm" svg:x2="5.25cm" svg:y2="12cm">
          <text:p/>
        </draw:line>
        <draw:line draw:style-name="gr6" draw:text-style-name="P5" draw:layer="layout" svg:x1="6.75cm" svg:y1="14.25cm" svg:x2="6.75cm" svg:y2="12cm">
          <text:p/>
        </draw:line>
        <draw:frame draw:style-name="gr7" draw:text-style-name="P11" draw:layer="layout" svg:width="6cm" svg:height="0.962cm" svg:x="12cm" svg:y="13.125cm">
          <draw:text-box>
            <text:p text:style-name="P10">local_ext_width-2</text:p>
          </draw:text-box>
        </draw:frame>
        <draw:frame draw:style-name="gr7" draw:text-style-name="P11" draw:layer="layout" svg:width="5.625cm" svg:height="0.962cm" svg:x="13.875cm" svg:y="14.25cm">
          <draw:text-box>
            <text:p text:style-name="P10">local_ext_width-1</text:p>
          </draw:text-box>
        </draw:frame>
        <draw:line draw:style-name="gr6" draw:text-style-name="P5" draw:layer="layout" svg:x1="17.25cm" svg:y1="13.125cm" svg:x2="17.25cm" svg:y2="12cm">
          <text:p/>
        </draw:line>
        <draw:line draw:style-name="gr6" draw:text-style-name="P5" draw:layer="layout" svg:x1="18.75cm" svg:y1="14.25cm" svg:x2="18.75cm" svg:y2="12cm">
          <text:p/>
        </draw:line>
        <draw:custom-shape draw:style-name="gr11" draw:text-style-name="P5" xml:id="id10" draw:id="id10" draw:layer="layout" svg:width="1.5cm" svg:height="1.5cm" svg:x="9cm" svg:y="10.5cm">
          <text:p/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curve" draw:line-skew="-0.356cm" svg:x1="5.25cm" svg:y1="10.5cm" svg:x2="9.75cm" svg:y2="10.5cm" draw:start-shape="id9" draw:start-glue-point="0" draw:end-shape="id10" draw:end-glue-point="0" svg:d="M5250 10500c0-1434 4500-1434 4500 0" svg:viewBox="0 0 4501 1076">
          <text:p/>
        </draw:connector>
        <draw:connector draw:style-name="gr12" draw:text-style-name="P5" draw:layer="layout" draw:type="curve" draw:line-skew="-0.374cm" svg:x1="17.25cm" svg:y1="10.5cm" svg:x2="21.75cm" svg:y2="10.5cm" draw:start-shape="id11" draw:start-glue-point="0" draw:end-shape="id12" svg:d="M17250 10500c0-1312 4500-1312 4500 0" svg:viewBox="0 0 4501 985">
          <text:p/>
        </draw:connector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custom-shape draw:style-name="gr1" draw:text-style-name="P1" draw:layer="layout" svg:width="1.5cm" svg:height="1.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5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9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18cm" svg:y="10.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2.625cm" svg:x2="25.5cm" svg:y2="2.625cm">
          <text:p text:style-name="P3">width</text:p>
          <text:p text:style-name="P3"/>
        </draw:line>
        <draw:line draw:style-name="gr3" draw:text-style-name="P3" draw:layer="layout" svg:x1="1.5cm" svg:y1="1.5cm" svg:x2="27cm" svg:y2="1.5cm">
          <text:p text:style-name="P3">ext_width</text:p>
          <text:p text:style-name="P3"/>
        </draw:line>
        <draw:line draw:style-name="gr3" draw:text-style-name="P3" draw:layer="layout" svg:x1="9cm" svg:y1="9.75cm" svg:x2="19.5cm" svg:y2="9.75cm">
          <text:p text:style-name="P3">local_ext_width</text:p>
          <text:p text:style-name="P3"/>
        </draw:line>
        <draw:custom-shape draw:style-name="gr1" draw:text-style-name="P1" draw:layer="layout" svg:width="1.5cm" svg:height="1.5cm" svg:x="4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5cm" svg:height="1.5cm" svg:x="6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.5cm" svg:height="1.5cm" svg:x="22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5cm" svg:x="21cm" svg:y="1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13" draw:id="id13" draw:layer="layout" svg:width="1.5cm" svg:height="1.5cm" svg:x="10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2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3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0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4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5.5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7cm" svg:y="10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4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6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3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6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19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2.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5cm" svg:x="24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5cm" svg:height="0.962cm" svg:x="1.5cm" svg:y="4.5cm">
          <draw:text-box>
            <text:p text:style-name="P3">0</text:p>
          </draw:text-box>
        </draw:frame>
        <draw:frame draw:style-name="gr7" draw:text-style-name="P4" draw:layer="layout" svg:width="1.5cm" svg:height="0.962cm" svg:x="3cm" svg:y="4.5cm">
          <draw:text-box>
            <text:p text:style-name="P3">1</text:p>
          </draw:text-box>
        </draw:frame>
        <draw:frame draw:style-name="gr4" draw:text-style-name="P4" draw:layer="layout" svg:width="3.75cm" svg:height="1.125cm" svg:x="21.75cm" svg:y="5.625cm">
          <draw:text-box>
            <text:p text:style-name="P3">ext_width-2</text:p>
          </draw:text-box>
        </draw:frame>
        <draw:frame draw:style-name="gr4" draw:text-style-name="P4" draw:layer="layout" svg:width="3.75cm" svg:height="1.125cm" svg:x="23.25cm" svg:y="6.75cm">
          <draw:text-box>
            <text:p text:style-name="P3">ext_width-1</text:p>
          </draw:text-box>
        </draw:frame>
        <draw:line draw:style-name="gr6" draw:text-style-name="P5" draw:layer="layout" svg:x1="24.75cm" svg:y1="5.625cm" svg:x2="24.75cm" svg:y2="4.5cm">
          <text:p/>
        </draw:line>
        <draw:line draw:style-name="gr6" draw:text-style-name="P5" draw:layer="layout" svg:x1="26.25cm" svg:y1="6.75cm" svg:x2="26.25cm" svg:y2="4.5cm">
          <text:p/>
        </draw:line>
        <draw:frame draw:style-name="gr7" draw:text-style-name="P4" draw:layer="layout" svg:width="1.5cm" svg:height="0.962cm" svg:x="9cm" svg:y="12cm">
          <draw:text-box>
            <text:p text:style-name="P3">0</text:p>
          </draw:text-box>
        </draw:frame>
        <draw:frame draw:style-name="gr7" draw:text-style-name="P4" draw:layer="layout" svg:width="1.5cm" svg:height="0.962cm" svg:x="10.5cm" svg:y="12cm">
          <draw:text-box>
            <text:p text:style-name="P3">1</text:p>
          </draw:text-box>
        </draw:frame>
        <draw:frame draw:style-name="gr7" draw:text-style-name="P4" draw:layer="layout" svg:width="1.5cm" svg:height="0.962cm" svg:x="21cm" svg:y="12cm">
          <draw:text-box>
            <text:p text:style-name="P3">0</text:p>
          </draw:text-box>
        </draw:frame>
        <draw:frame draw:style-name="gr7" draw:text-style-name="P4" draw:layer="layout" svg:width="1.5cm" svg:height="0.962cm" svg:x="22.5cm" svg:y="12cm">
          <draw:text-box>
            <text:p text:style-name="P3">1</text:p>
          </draw:text-box>
        </draw:frame>
        <draw:frame draw:style-name="gr7" draw:text-style-name="P4" draw:layer="layout" svg:width="6cm" svg:height="0.962cm" svg:x="0cm" svg:y="13.125cm">
          <draw:text-box>
            <text:p text:style-name="P3">local_ext_width-2</text:p>
          </draw:text-box>
        </draw:frame>
        <draw:frame draw:style-name="gr7" draw:text-style-name="P4" draw:layer="layout" svg:width="5.625cm" svg:height="0.962cm" svg:x="1.875cm" svg:y="14.25cm">
          <draw:text-box>
            <text:p text:style-name="P3">local_ext_width-1</text:p>
          </draw:text-box>
        </draw:frame>
        <draw:line draw:style-name="gr6" draw:text-style-name="P5" draw:layer="layout" svg:x1="5.25cm" svg:y1="13.125cm" svg:x2="5.25cm" svg:y2="12cm">
          <text:p/>
        </draw:line>
        <draw:line draw:style-name="gr6" draw:text-style-name="P5" draw:layer="layout" svg:x1="6.75cm" svg:y1="14.25cm" svg:x2="6.75cm" svg:y2="12cm">
          <text:p/>
        </draw:line>
        <draw:frame draw:style-name="gr7" draw:text-style-name="P4" draw:layer="layout" svg:width="6cm" svg:height="0.962cm" svg:x="12cm" svg:y="13.125cm">
          <draw:text-box>
            <text:p text:style-name="P3">local_ext_width-2</text:p>
          </draw:text-box>
        </draw:frame>
        <draw:frame draw:style-name="gr7" draw:text-style-name="P4" draw:layer="layout" svg:width="5.625cm" svg:height="0.962cm" svg:x="13.875cm" svg:y="14.25cm">
          <draw:text-box>
            <text:p text:style-name="P3">local_ext_width-1</text:p>
          </draw:text-box>
        </draw:frame>
        <draw:line draw:style-name="gr6" draw:text-style-name="P5" draw:layer="layout" svg:x1="17.25cm" svg:y1="13.125cm" svg:x2="17.25cm" svg:y2="12cm">
          <text:p/>
        </draw:line>
        <draw:line draw:style-name="gr6" draw:text-style-name="P5" draw:layer="layout" svg:x1="18.75cm" svg:y1="14.25cm" svg:x2="18.75cm" svg:y2="12cm">
          <text:p/>
        </draw:line>
        <draw:custom-shape draw:style-name="gr14" draw:text-style-name="P5" xml:id="id16" draw:id="id16" draw:layer="layout" svg:width="1.5cm" svg:height="1.5cm" svg:x="18cm" svg:y="10.5cm">
          <text:p/>
          <draw:enhanced-geometry svg:viewBox="0 0 21600 21600" draw:type="rectangle" draw:enhanced-path="M 0 0 L 21600 0 21600 21600 0 21600 0 0 Z N"/>
        </draw:custom-shape>
        <draw:connector draw:style-name="gr15" draw:text-style-name="P5" draw:layer="layout" draw:type="curve" draw:line-skew="-0.374cm" svg:x1="11.25cm" svg:y1="10.5cm" svg:x2="6.75cm" svg:y2="10.5cm" draw:start-shape="id13" draw:start-glue-point="0" draw:end-shape="id14" draw:end-glue-point="0" svg:d="M11250 10500c0-1312-4500-1312-4500 0" svg:viewBox="0 0 4501 985">
          <text:p/>
        </draw:connector>
        <draw:connector draw:style-name="gr15" draw:text-style-name="P5" draw:layer="layout" draw:type="curve" draw:line-skew="-0.225cm" svg:x1="23.25cm" svg:y1="10.5cm" svg:x2="18.75cm" svg:y2="10.5cm" draw:start-shape="id15" draw:start-glue-point="0" draw:end-shape="id16" draw:end-glue-point="0" svg:d="M23250 10500c0-1237-4500-1237-4500 0" svg:viewBox="0 0 4501 929">
          <text:p/>
        </draw:connector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0T12:53:31.633517414</meta:creation-date>
    <dc:date>2021-10-15T18:24:35.646884731</dc:date>
    <meta:editing-duration>PT50M45S</meta:editing-duration>
    <meta:editing-cycles>7</meta:editing-cycles>
    <meta:generator>LibreOffice/6.0.7.3$Linux_X86_64 LibreOffice_project/00m0$Build-3</meta:generator>
    <dc:creator>Moreno Marzolla</dc:creator>
    <meta:document-statistic meta:object-count="369"/>
  </office:meta>
</office:document-meta>
</file>